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 style:vertical-align="auto" fo:margin-top="0.0694in" fo:margin-bottom="0.0694in"/>
      <style:text-properties fo:hyphenate="true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font-name="Cambria" style:font-name-asian="Times New Roman" style:font-name-complex="Cambria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P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5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6" style:parent-style-name="Основнойшрифтабзаца" style:family="text">
      <style:text-properties style:font-name="Arial" style:font-name-complex="Arial" fo:font-style="italic" style:font-style-asian="italic" fo:color="#4F6228" fo:font-size="10pt" style:font-size-asian="10pt" style:font-size-complex="10pt" fo:background-color="#FFFFFF"/>
    </style:style>
    <style:style style:name="T7" style:parent-style-name="Основнойшрифтабзаца" style:family="text">
      <style:text-properties style:font-name="Arial" style:font-name-complex="Arial" fo:font-style="italic" style:font-style-asian="italic" fo:color="#4F6228" fo:font-size="10pt" style:font-size-asian="10pt" style:font-size-complex="10pt" fo:background-color="#FFFFFF" fo:language="en" fo:country="US"/>
    </style:style>
    <style:style style:name="T8" style:parent-style-name="Основнойшрифтабзаца" style:family="text">
      <style:text-properties style:font-name="Arial" style:font-name-complex="Arial" fo:font-style="italic" style:font-style-asian="italic" fo:color="#4F6228" fo:font-size="10pt" style:font-size-asian="10pt" style:font-size-complex="10pt" fo:background-color="#FFFFFF" fo:language="en" fo:country="US"/>
    </style:style>
    <style:style style:name="P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10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 fo:hyphenate="true"/>
    </style:style>
    <style:style style:name="P11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P12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P13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21" style:parent-style-name="Абзацсписка" style:family="paragraph"/>
    <style:style style:name="P22" style:parent-style-name="Обычный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3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24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25" style:parent-style-name="Абзацсписка" style:family="paragraph"/>
    <style:style style:name="P26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48" style:parent-style-name="Абзацсписка" style:family="paragraph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49" style:parent-style-name="Обычныйвеб" style:family="paragraph"/>
    <style:style style:name="T50" style:parent-style-name="Основнойшрифтабзаца" style:family="text">
      <style:text-properties style:font-name="Liberation Serif" style:font-name-asian="NSimSun" style:font-name-complex="Mangal" style:letter-kerning="true" style:language-asian="zh" style:country-asian="CN" style:language-complex="hi" style:country-complex="IN"/>
    </style:style>
    <style:style style:name="T51" style:parent-style-name="Основнойшрифтабзаца" style:family="text">
      <style:text-properties fo:font-style="italic" style:font-style-asian="italic" fo:color="#4F6228" style:font-size-complex="10.5pt"/>
    </style:style>
    <style:style style:name="P5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fo:language="en" fo:country="US" style:language-asian="ru" style:country-asian="RU" style:language-complex="ar" style:country-complex="SA" fo:hyphenate="true"/>
    </style:style>
    <style:style style:name="P53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style:language-asian="ru" style:country-asian="RU" style:language-complex="ar" style:country-complex="SA" fo:hyphenate="true"/>
    </style:style>
    <style:style style:name="P5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fo:language="en" fo:country="US" style:language-asian="ru" style:country-asian="RU" style:language-complex="ar" style:country-complex="SA" fo:hyphenate="true"/>
    </style:style>
    <style:style style:name="P55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style:language-asian="ru" style:country-asian="RU" style:language-complex="ar" style:country-complex="SA" fo:hyphenate="true"/>
    </style:style>
    <style:style style:name="P5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style:language-asian="ru" style:country-asian="RU" style:language-complex="ar" style:country-complex="SA" fo:hyphenate="true"/>
    </style:style>
    <style:style style:name="P5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fo:language="en" fo:country="US" style:language-asian="ru" style:country-asian="RU" style:language-complex="ar" style:country-complex="SA" fo:hyphenate="true"/>
    </style:style>
    <style:style style:name="P5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fo:language="en" fo:country="US" style:language-asian="ru" style:country-asian="RU" style:language-complex="ar" style:country-complex="SA" fo:hyphenate="true"/>
    </style:style>
    <style:style style:name="P5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style:language-asian="ru" style:country-asian="RU" style:language-complex="ar" style:country-complex="SA" fo:hyphenate="true"/>
    </style:style>
    <style:style style:name="P6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style:language-asian="ru" style:country-asian="RU" style:language-complex="ar" style:country-complex="SA" fo:hyphenate="true"/>
    </style:style>
    <style:style style:name="P61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style:language-asian="ru" style:country-asian="RU" style:language-complex="ar" style:country-complex="SA" fo:hyphenate="true"/>
    </style:style>
    <style:style style:name="P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fo:language="en" fo:country="US" style:language-asian="ru" style:country-asian="RU" style:language-complex="ar" style:country-complex="SA" fo:hyphenate="true"/>
    </style:style>
    <style:style style:name="P6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fo:language="en" fo:country="US" style:language-asian="ru" style:country-asian="RU" style:language-complex="ar" style:country-complex="SA" fo:hyphenate="true"/>
    </style:style>
    <style:style style:name="P6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4F6228" style:letter-kerning="false" style:font-size-complex="10.5pt" style:language-asian="ru" style:country-asian="RU" style:language-complex="ar" style:country-complex="SA" fo:hyphenate="true"/>
    </style:style>
    <style:style style:name="P65" style:parent-style-name="Обычный" style:family="paragraph">
      <style:paragraph-properties fo:margin-left="0.25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67" style:parent-style-name="Абзацсписка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7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7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7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93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96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117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style:language-asian="ru" style:country-asian="RU" style:language-complex="ar" style:country-complex="SA"/>
    </style:style>
    <style:style style:name="P154" style:parent-style-name="Textbody" style:family="paragraph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155" style:parent-style-name="Textbody" style:family="paragraph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P156" style:parent-style-name="Standard" style:family="paragraph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4F6228" style:letter-kerning="false" fo:language="en" fo:country="US" style:language-asian="ru" style:country-asian="RU" style:language-complex="ar" style:country-complex="SA"/>
    </style:style>
  </office:automatic-styles>
  <office:body>
    <office:text text:use-soft-page-breaks="true">
      <text:p text:style-name="P1"><text:span text:style-name="T2">Вопросы<text:s/></text:span><text:span text:style-name="T3">💎</text:span></text:p>
      <text:list text:style-name="LFO1" text:continue-numbering="true">
        <text:list-item>
          <text:p text:style-name="P4">Как сделать так, чтобы при просмотре на телефоне текст стал читаемым, а картинка - большой?<text:line-break/></text:p>
        </text:list-item>
      </text:list>
      <text:p text:style-name="P5"><text:span text:style-name="T6">Прописать тег<text:s/></text:span><text:span text:style-name="T7">viewport</text:span><text:span text:style-name="T8"><text:line-break/></text:span></text:p>
      <text:list text:style-name="LFO1" text:continue-numbering="true">
        <text:list-item>
          <text:p text:style-name="P9">В чём разница между отзывчивым и адаптивным веб-дизайном?<text:line-break/></text:p>
        </text:list-item>
      </text:list>
      <text:p text:style-name="P10">Отзывчивый дизайн – когда один «резиновый» макет для всех устройств, а адаптивный, когда под каждое устройство свой макет</text:p>
      <text:p text:style-name="P11"/>
      <text:list text:style-name="LFO1" text:continue-numbering="true">
        <text:list-item>
          <text:p text:style-name="P12">Какие величины лучше использовать для шрифтов в гибком дизайне?<text:line-break/></text:p>
        </text:list-item>
      </text:list>
      <text:p text:style-name="P13"><text:span text:style-name="T14">Лучше использовать<text:s/></text:span><text:span text:style-name="T15">em</text:span><text:span text:style-name="T16"><text:s/></text:span><text:span text:style-name="T17">и<text:s/></text:span><text:span text:style-name="T18"><text:s/></text:span><text:span text:style-name="T19">vw</text:span><text:span text:style-name="T20"><text:line-break/></text:span></text:p>
      <text:list text:style-name="LFO1" text:continue-numbering="true">
        <text:list-item>
          <text:p text:style-name="P21">Какой вид верстки использован на этой<text:s/>картинке? К какой категории шаблонов он относится?</text:p>
        </text:list-item>
      </text:list>
      <text:p text:style-name="P22"/>
      <text:p text:style-name="P23">Адаптивный вид верстки. Возможно это Column Drop, так как столбцы располагаются друг под другом</text:p>
      <text:p text:style-name="P24"/>
      <text:list text:style-name="LFO1" text:continue-numbering="true">
        <text:list-item>
          <text:p text:style-name="P25">Как задать стили для экранов шириной от 800 до 1200 пикселей?</text:p>
        </text:list-item>
      </text:list>
      <text:p text:style-name="Абзацсписка"/>
      <text:p text:style-name="P26"/>
      <text:p text:style-name="Абзацсписка"><text:span text:style-name="T27">С помощью оператора<text:s/></text:span><text:span text:style-name="T28">AND</text:span><text:span text:style-name="T29">:</text:span></text:p>
      <text:p text:style-name="Абзацсписка"><text:span text:style-name="T30">@</text:span><text:span text:style-name="T31">media</text:span><text:span text:style-name="T32"><text:s/>(</text:span><text:span text:style-name="T33">min</text:span><text:span text:style-name="T34">-</text:span><text:span text:style-name="T35">width</text:span><text:span text:style-name="T36">:</text:span><text:span text:style-name="T37"><text:s/>800</text:span><text:span text:style-name="T38">px</text:span><text:span text:style-name="T39">)<text:s/></text:span><text:span text:style-name="T40">and</text:span><text:span text:style-name="T41"><text:s/>(</text:span><text:span text:style-name="T42">max</text:span><text:span text:style-name="T43">-</text:span><text:span text:style-name="T44">width</text:span><text:span text:style-name="T45">: 1200</text:span><text:span text:style-name="T46">px</text:span><text:span text:style-name="T47">) {<text:s/></text:span></text:p>
      <text:p text:style-name="P48">}<text:s/></text:p>
      <text:p text:style-name="Абзацсписка"/>
      <text:list text:style-name="LFO1" text:continue-numbering="true">
        <text:list-item>
          <text:p text:style-name="P49"><text:span text:style-name="T50">Приведите минимум 2 примера как подключать медиазапросы?</text:span><text:line-break/><text:line-break/><text:span text:style-name="T51">С помощью HTML:</text:span></text:p>
        </text:list-item>
      </text:list>
      <text:p text:style-name="P52">&lt;link rel="stylesheet" media="screen and (color)" href="example.css"&gt;</text:p>
      <text:p text:style-name="P53">С помощью правила @import внутри элемента &lt;style&gt; или внешней таблицы<text:s/>стилей:</text:p>
      <text:p text:style-name="P54">@import url(color.css) screen and (color);</text:p>
      <text:p text:style-name="P55">Непосредственно в коде страницы:</text:p>
      <text:p text:style-name="P56">&lt;style&gt;</text:p>
      <text:p text:style-name="P57">@media (max-width: 600px) {</text:p>
      <text:p text:style-name="P58"><text:s text:c="2"/>#sidebar {display: none;}</text:p>
      <text:p text:style-name="P59">}</text:p>
      <text:p text:style-name="P60">&lt;/style&gt;</text:p>
      <text:p text:style-name="P61">Внутри таблицы стилей style.css:</text:p>
      <text:p text:style-name="P62">@media (max-width: 600px) {</text:p>
      <text:p text:style-name="P63"><text:s text:c="2"/>#sidebar {display: none;}</text:p>
      <text:p text:style-name="P64">}</text:p>
      <text:p text:style-name="P65"><text:span text:style-name="T66"><text:line-break/></text:span></text:p>
      <text:list text:style-name="LFO1" text:continue-numbering="true">
        <text:list-item>
          <text:p text:style-name="P67">Как<text:s/>можно задавать гибкие изображения?</text:p>
        </text:list-item>
      </text:list>
      <text:p text:style-name="P68"><text:span text:style-name="T69"><text:line-break/></text:span><text:span text:style-name="T70">img {</text:span></text:p>
      <text:p text:style-name="P71"><text:span text:style-name="T72">max-width: 100%; (width: 100% д</text:span><text:span text:style-name="T73">ля</text:span><text:span text:style-name="T74"><text:s/>IE)</text:span></text:p>
      <text:p text:style-name="P75"><text:span text:style-name="T76">}</text:span></text:p>
      <text:list text:style-name="LFO1" text:continue-numbering="true">
        <text:list-item>
          <text:p text:style-name="P77"><text:span text:style-name="T78">Как задать стили только для<text:s/></text:span><text:span text:style-name="T79">landscape</text:span><text:span text:style-name="T80"><text:s/>поворота экрана? И что вообще такое<text:s/></text:span><text:span text:style-name="T81">landscape</text:span><text:span text:style-name="T82"><text:s/>и чем он отличается от<text:s/></text:span><text:span text:style-name="T83">portrait</text:span><text:span text:style-name="T84">?</text:span><text:span text:style-name="T85"><text:line-break/></text:span><text:span text:style-name="T86"><text:line-break/></text:span><text:span text:style-name="T87">Landscape</text:span><text:span text:style-name="T88"><text:s/>- когда <text:s/>ширина<text:s/></text:span><text:span text:style-name="T89">viewport</text:span><text:span text:style-name="T90"><text:s/>больше её высоты, а<text:s/></text:span><text:span text:style-name="T91">portrait</text:span><text:span text:style-name="T92"><text:s/>когда высота больше ширины</text:span></text:p>
        </text:list-item>
      </text:list>
      <text:p text:style-name="P93"><text:span text:style-name="T94"><text:s/></text:span><text:span text:style-name="T95">@media (orientation: landscape) { }</text:span></text:p>
      <text:list text:style-name="LFO1" text:continue-numbering="true">
        <text:list-item>
          <text:p text:style-name="P96"><text:span text:style-name="T97">Назовите минимум 3 способа как можно тестировать, как выглядит сайт при разных ра</text:span><text:span text:style-name="T98">з</text:span><text:span text:style-name="T99">мерах экранов?</text:span><text:span text:style-name="T100"><text:s/></text:span><text:span text:style-name="T101"><text:line-break/></text:span><text:span text:style-name="T102"><text:line-break/></text:span><text:span text:style-name="T103"><text:line-break/></text:span><text:span text:style-name="T104">Можно посмотреть просто<text:s/></text:span><text:span text:style-name="T105">изменив разрешение экрана в разд</text:span><text:span text:style-name="T106">е</text:span><text:span text:style-name="T107">ле </text:span><text:span text:style-name="T108">Настройки экр</text:span><text:span text:style-name="T109">а</text:span><text:span text:style-name="T110">на</text:span><text:span text:style-name="T111">:</text:span><text:span text:style-name="T112"><text:line-break/></text:span><text:span text:style-name="T113"><text:line-break/>Можно с помощью F12</text:span><text:span text:style-name="T114"><text:line-break/></text:span><text:span text:style-name="T115"><text:line-break/></text:span><text:span text:style-name="T116">Можно с помощью сайта mattkersley.com</text:span></text:p>
        </text:list-item>
      </text:list>
      <text:p text:style-name="P117"><text:span text:style-name="T118"><text:line-break/></text:span><text:span text:style-name="T119">10.<text:s/></text:span><text:span text:style-name="T120">Самостоятельно изучите, как можно подключить</text:span><text:span text:style-name="T121"><text:s/>несколько картинок разных разм</text:span><text:span text:style-name="T122">е</text:span><text:span text:style-name="T123">ров через один тег<text:s/></text:span><text:span text:style-name="T124">&lt;img&gt;</text:span><text:span text:style-name="T125">?</text:span></text:p>
      <text:p text:style-name="Textbody"><text:span text:style-name="T126">С помощью атрибутов<text:s/></text:span><text:span text:style-name="T127">srcset</text:span><text:span text:style-name="T128"><text:s/>и<text:s/></text:span><text:span text:style-name="T129">sizes</text:span><text:span text:style-name="T130">:</text:span><text:span text:style-name="T131"><text:line-break/></text:span><text:span text:style-name="T132">&lt;</text:span><text:span text:style-name="T133">img</text:span><text:span text:style-name="T134"><text:s/></text:span><text:span text:style-name="T135">srcset</text:span><text:span text:style-name="T136">=’</text:span><text:span text:style-name="T137">picture</text:span><text:span text:style-name="T138">-320</text:span><text:span text:style-name="T139">w</text:span><text:span text:style-name="T140">.</text:span><text:span text:style-name="T141">jpg</text:span><text:span text:style-name="T142"><text:s/>320</text:span><text:span text:style-name="T143">w</text:span><text:span text:style-name="T144">,</text:span><text:span text:style-name="T145"><text:line-break/><text:s text:c="21"/></text:span><text:span text:style-name="T146">picture</text:span><text:span text:style-name="T147">-400</text:span><text:span text:style-name="T148">w</text:span><text:span text:style-name="T149">.</text:span><text:span text:style-name="T150">jpg</text:span><text:span text:style-name="T151"><text:s/>400</text:span><text:span text:style-name="T152">w</text:span><text:span text:style-name="T153">’</text:span></text:p>
      <text:p text:style-name="P154">sizes=’(max-width:<text:s/>320px) 280px’</text:p>
      <text:p text:style-name="P155">src=’picture-400w.jpg’<text:s/>alt=’picture’&gt;<text:line-break/><text:s text:c="2"/></text:p>
      <text:p text:style-name="P156">srcset включает названия изображений, среди которых браузер выберет нужное и их размеры.</text:p>
      <text:p text:style-name="Standard"><text:span text:style-name="T157">sizes определяет перечень медиавыражений (например, ширину экрана) и указывает предпочтительную ширину изображения, когда определённое медиавыражение истинно.</text:span><text:span text:style-name="T158"><text:s text:c="3"/></text:span><text:span text:style-name="T159"><text:s text:c="49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umberingSymbols" style:display-name="Numbering Symbols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token" style:display-name="toke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Olesya</meta:initial-creator>
    <dc:creator>Olesya</dc:creator>
    <meta:creation-date>2021-06-03T13:51:00Z</meta:creation-date>
    <dc:date>2021-07-10T17:14:00Z</dc:date>
    <meta:template xlink:href="Normal.dotm" xlink:type="simple"/>
    <meta:editing-cycles>6</meta:editing-cycles>
    <meta:editing-duration>PT34200S</meta:editing-duration>
    <meta:document-statistic meta:page-count="1" meta:paragraph-count="4" meta:word-count="353" meta:character-count="2366" meta:row-count="16" meta:non-whitespace-character-count="2017"/>
  </office:meta>
</office:document-meta>
</file>